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404040" loext:opacity="100%" style:text-line-through-style="none" style:text-line-through-type="none" style:font-name="Consolas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404040" loext:opacity="100%" style:text-line-through-style="none" style:text-line-through-type="none" style:font-name="Consolas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1f2937" loext:opacity="100%" style:text-line-through-style="none" style:text-line-through-type="none" style:font-name="Roboto Mono" fo:font-size="9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1f2937" loext:opacity="100%" style:text-line-through-style="none" style:text-line-through-type="none" style:text-underline-style="none" style:text-blinking="false" fo:background-color="#ffffff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68%" style:writing-mode="lr-tb"/>
    </style:style>
    <style:style style:name="P8" style:family="paragraph" style:parent-style-name="Text_20_body">
      <style:text-properties officeooo:rsid="0010e11a" officeooo:paragraph-rsid="0010e11a"/>
    </style:style>
    <style:style style:name="T1" style:family="text">
      <style:text-properties fo:font-variant="normal" fo:text-transform="none" fo:color="#404040" loext:opacity="100%" style:text-line-through-style="none" style:text-line-through-type="none" style:font-name="Consola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40404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7020" loext:opacity="100%" style:text-line-through-style="none" style:text-line-through-type="none" style:font-name="Consolas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e74c3c" loext:opacity="100%" style:text-line-through-style="none" style:text-line-through-type="none" style:font-name="Consolas" fo:font-size="9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1f2937" loext:opacity="100%" style:text-line-through-style="none" style:text-line-through-type="none" style:font-name="Roboto Mono" fo:font-size="9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Roboto Mono" fo:font-size="9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7" style:family="text">
      <style:text-properties style:font-name="Roboto Mono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a1302f30-7fff-741f-11e9-ba6e24b3eabc"/></text:p>
      <text:p text:style-name="P1">To stop them</text:p>
      <text:p text:style-name="P1">sudo -E docker-compose -p zuul-tutorial down</text:p>
      <text:p text:style-name="P2">sudo apt-get update</text:p>
      <text:p text:style-name="P2">sudo apt-get install docker-compose docker.io git python3-pip</text:p>
      <text:p text:style-name="P1">sudo python3 -m pip install git-review</text:p>
      <text:p text:style-name="Text_20_body"/>
      <text:p text:style-name="P6"><text:span text:style-name="T1">sudo systemctl </text:span><text:span text:style-name="T3">enable</text:span><text:span text:style-name="T2"> </text:span><text:span text:style-name="T1">docker.service</text:span></text:p>
      <text:p text:style-name="P1">sudo systemctl start docker.service</text:p>
      <text:p text:style-name="Text_20_body"><text:line-break/><text:line-break/><text:line-break/></text:p>
      <text:p text:style-name="P1">docker run -it ubuntu /bin/bash</text:p>
      <text:p text:style-name="P1">Docker run -p 8082:80 httpd</text:p>
      <text:p text:style-name="P1">Docker run -p 8083:80 nginx</text:p>
      <text:p text:style-name="Text_20_body"/>
      <text:p text:style-name="P1">git clone https://opendev.org/zuul/zuul</text:p>
      <text:p text:style-name="Text_20_body"><text:line-break/></text:p>
      <text:p text:style-name="P7"><text:span text:style-name="T3">cd</text:span><text:span text:style-name="T2"> </text:span><text:span text:style-name="T1">zuul/doc/source/examples</text:span></text:p>
      <text:p text:style-name="P1">sudo -E docker-compose -p zuul-tutorial up</text:p>
      <text:p text:style-name="Text_20_body"/>
      <text:p text:style-name="P1">Run them in background</text:p>
      <text:p text:style-name="P1">sudo -E docker-compose -p zuul-tutorial up -d</text:p>
      <text:p text:style-name="Text_20_body"/>
      <text:p text:style-name="P1">To Delete the volumes also</text:p>
      <text:p text:style-name="P1">sudo -E docker-compose -p zuul-tutorial down -v</text:p>
      <text:p text:style-name="Text_20_body"><text:line-break/></text:p>
      <text:p text:style-name="P3">docker stop $(docker ps -a -q)</text:p>
      <text:p text:style-name="P3">docker rm $(docker ps -a -q)</text:p>
      <text:p text:style-name="Text_20_body"><text:soft-page-break/><text:line-break/><text:line-break/></text:p>
      <text:p text:style-name="P3">ssh-keygen</text:p>
      <text:p text:style-name="Text_20_body"/>
      <text:p text:style-name="P7"><text:span text:style-name="T1">cat  </text:span><text:span text:style-name="T4">~/.ssh/id_rsa.pub</text:span></text:p>
      <text:p text:style-name="Text_20_body"/>
      <text:p text:style-name="P4">git config --global user.name "Your Name"</text:p>
      <text:p text:style-name="P4">git config --global user.email "youremail@yourdomain.com"g</text:p>
      <text:p text:style-name="Text_20_body"/>
      <text:p text:style-name="P7"><text:span text:style-name="T5">git config --global user.email "</text:span><text:a xlink:type="simple" xlink:href="mailto:youremail@yourdomain.com" text:style-name="Internet_20_link" text:visited-style-name="Visited_20_Internet_20_Link"><text:span text:style-name="T6">youremail@yourdomain.com</text:span></text:a><text:span text:style-name="T5">"</text:span></text:p>
      <text:p text:style-name="Text_20_body"/>
      <text:p text:style-name="P4">git add test.c</text:p>
      <text:p text:style-name="P4">git commit -m "my first gerrit commit"</text:p>
      <text:p text:style-name="Text_20_body"><text:line-break/><text:line-break/><text:line-break/><text:line-break/></text:p>
      <text:p text:style-name="P5">                                         <text:span text:style-name="T7">DAY-3</text:span></text:p>
      <text:p text:style-name="P7"><text:a xlink:type="simple" xlink:href="https://github.com/hkshitesh/jenkins-lti.git" text:style-name="Internet_20_link" text:visited-style-name="Visited_20_Internet_20_Link"><text:span text:style-name="T6">https://github.com/hkshitesh/jenkins-lti.git</text:span></text:a></text:p>
      <text:p text:style-name="Text_20_body"/>
      <text:p text:style-name="P4">Sudo docker run -p 8082:8080 jenkins/jenkins:lts</text:p>
      <text:p text:style-name="Text_20_body"/>
      <text:p text:style-name="P4">sudo docker exec -it 8e83a37a0554 /bin/bash</text:p>
      <text:p text:style-name="Text_20_body"/>
      <text:p text:style-name="P4">https://github.com/hkshitesh/jenkins-lti.git</text:p>
      <text:p text:style-name="Text_20_body"><text:line-break/></text:p>
      <text:p text:style-name="P4">https://github.com/hkshitesh/jenkins-lti</text:p>
      <text:p text:style-name="Text_20_body"><text:line-break/><text:line-break/><text:line-break/></text:p>
      <text:p text:style-name="P7"><text:span text:style-name="T3">cd</text:span><text:span text:style-name="T2"> </text:span><text:span text:style-name="T1">zuul/doc/source/examples</text:span></text:p>
      <text:p text:style-name="Text_20_body"/>
      <text:p text:style-name="P1">sudo -E docker-compose -p zuul-tutorial up</text:p>
      <text:p text:style-name="Text_20_body"><text:soft-page-break/></text:p>
      <text:p text:style-name="P1">Run them in background</text:p>
      <text:p text:style-name="P1">sudo -E docker-compose -p zuul-tutorial up -d</text:p>
      <text:p text:style-name="Text_20_body"/>
      <text:p text:style-name="P1">To Delete the volumes also</text:p>
      <text:p text:style-name="P1">sudo -E docker-compose -p zuul-tutorial down -v</text:p>
      <text:p text:style-name="Text_20_body"><text:line-break/></text:p>
      <text:p text:style-name="Text_20_body"/>
      <text:p text:style-name="P8">Admin pass</text:p>
      <text:p text:style-name="P8">P86rG1qMhRgJIxz/qPEjxqt8Z4s2WhkoLSHQG43RAg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21:22:55.735979770</meta:creation-date>
    <meta:editing-duration>PT1M19S</meta:editing-duration>
    <meta:editing-cycles>2</meta:editing-cycles>
    <meta:generator>LibreOffice/7.3.7.2$Linux_X86_64 LibreOffice_project/30$Build-2</meta:generator>
    <dc:date>2024-01-07T21:24:10.731844623</dc:date>
    <meta:document-statistic meta:table-count="0" meta:image-count="0" meta:object-count="0" meta:page-count="3" meta:paragraph-count="48" meta:word-count="176" meta:character-count="1418" meta:non-whitespace-character-count="1227"/>
  </office:meta>
</office:document-meta>
</file>